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.556cm" fo:min-width="2.306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4" style:family="graphic" style:parent-style-name="standard">
      <style:graphic-properties draw:textarea-horizontal-align="justify" draw:textarea-vertical-align="top" draw:auto-grow-height="false" fo:min-height="1.751cm" fo:min-width="1.796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1cm" fo:min-width="0.557cm" style:writing-mode="lr-tb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9" style:family="graphic" style:parent-style-name="objectwithoutfill">
      <style:graphic-properties draw:marker-end="Arrowheads_20_32" draw:marker-end-width="0.3cm" draw:fill="none" draw:textarea-vertical-align="middle"/>
    </style:style>
    <style:style style:name="gr10" style:family="graphic" style:parent-style-name="objectwithoutfill">
      <style:graphic-properties draw:marker-end="Arrowheads_20_67" draw:marker-end-width="0.3cm" draw:fill="none" draw:textarea-vertical-align="middle"/>
    </style:style>
    <style:style style:name="gr11" style:family="graphic" style:parent-style-name="objectwithoutfill">
      <style:graphic-properties draw:marker-end="Arrowheads_20_69" draw:marker-end-width="0.3cm" draw:fill="none" draw:textarea-vertical-align="middle"/>
    </style:style>
    <style:style style:name="gr12" style:family="graphic" style:parent-style-name="objectwithoutfill">
      <style:graphic-properties draw:marker-end="Arrowheads_20_81" draw:marker-end-width="0.3cm" draw:fill="none" draw:textarea-vertical-align="middle"/>
    </style:style>
    <style:style style:name="gr13" style:family="graphic" style:parent-style-name="objectwithoutfill">
      <style:graphic-properties draw:marker-end="Arrowheads_20_86" draw:marker-end-width="0.3cm" draw:fill="none" draw:textarea-vertical-align="middle"/>
    </style:style>
    <style:style style:name="gr14" style:family="graphic" style:parent-style-name="objectwithoutfill">
      <style:graphic-properties draw:marker-end="Arrowheads_20_87" draw:marker-end-width="0.3cm" draw:fill="none" draw:textarea-vertical-align="middle"/>
    </style:style>
    <style:style style:name="gr15" style:family="graphic" style:parent-style-name="objectwithoutfill">
      <style:graphic-properties draw:marker-end="Arrowheads_20_90" draw:marker-end-width="0.3cm" draw:fill="none" draw:textarea-vertical-align="middle"/>
    </style:style>
    <style:style style:name="gr16" style:family="graphic" style:parent-style-name="objectwithoutfill">
      <style:graphic-properties draw:marker-end="Arrowheads_20_91" draw:marker-end-width="0.3cm" draw:fill="none" draw:textarea-vertical-align="middle"/>
    </style:style>
    <style:style style:name="gr17" style:family="graphic" style:parent-style-name="objectwithoutfill">
      <style:graphic-properties draw:marker-end="Arrowheads_20_92" draw:marker-end-width="0.3cm" draw:fill="none" draw:textarea-vertical-align="middle"/>
    </style:style>
    <style:style style:name="gr18" style:family="graphic" style:parent-style-name="objectwithoutfill">
      <style:graphic-properties draw:marker-end="Arrowheads_20_93" draw:marker-end-width="0.3cm" draw:fill="none" draw:textarea-vertical-align="middle"/>
    </style:style>
    <style:style style:name="gr19" style:family="graphic" style:parent-style-name="objectwithoutfill">
      <style:graphic-properties draw:marker-end="Arrowheads_20_94" draw:marker-end-width="0.3cm" draw:fill="none" draw:textarea-vertical-align="middle"/>
    </style:style>
    <style:style style:name="gr20" style:family="graphic" style:parent-style-name="objectwithoutfill">
      <style:graphic-properties draw:marker-end="Arrowheads_20_95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top" draw:auto-grow-height="false" fo:min-height="1.556cm" fo:min-width="5.306cm" style:writing-mode="lr-tb"/>
      <style:paragraph-properties style:writing-mode="lr-tb"/>
    </style:style>
    <style:style style:name="gr23" style:family="graphic" style:parent-style-name="objectwithoutfill">
      <style:graphic-properties draw:marker-end="Arrowheads_20_97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6" draw:id="id6">
          <draw:custom-shape draw:style-name="gr2" draw:text-style-name="P1" draw:layer="layout" svg:width="3cm" svg:height="2cm" svg:x="14cm" svg:y="14cm">
            <text:p text:style-name="P1"><text:span text:style-name="T1">Condit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cm" svg:height="1cm" svg:x="14.5cm" svg:y="14.7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2" draw:text-style-name="P1" xml:id="id2" draw:id="id2" draw:layer="layout" svg:width="3cm" svg:height="2cm" svg:x="14cm" svg:y="8cm">
          <text:p text:style-name="P1"><text:span text:style-name="T1">Subscri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14.5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9" draw:id="id9" draw:layer="layout" svg:width="3cm" svg:height="2cm" svg:x="20cm" svg:y="14cm">
          <text:p text:style-name="P1"><text:span text:style-name="T1">Match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cm" svg:height="1cm" svg:x="20.5cm" svg:y="14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1" xml:id="id5" draw:id="id5" draw:layer="layout" svg:width="3cm" svg:height="2cm" svg:x="8cm" svg:y="8cm">
          <text:p text:style-name="P1"><text:span text:style-name="T1">Wri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2cm" svg:height="1cm" svg:x="8.5cm" svg:y="8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1" xml:id="id1" draw:id="id1" draw:layer="layout" svg:width="3cm" svg:height="2cm" svg:x="14cm" svg:y="2cm">
          <text:p text:style-name="P1"><text:span text:style-name="T1">API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cm" svg:height="1.039cm" svg:x="15.5cm" svg:y="5cm">
          <draw:text-box>
            <text:p><text:span text:style-name="T1">CRUD,</text:span></text:p>
            <text:p><text:span text:style-name="T1">Search by Account</text:span></text:p>
          </draw:text-box>
        </draw:frame>
        <draw:frame draw:style-name="gr6" draw:text-style-name="P4" draw:layer="layout" svg:width="1.75cm" svg:height="1.039cm" svg:x="14cm" svg:y="10.961cm">
          <draw:text-box>
            <text:p><text:span text:style-name="T1">Create,</text:span></text:p>
            <text:p><text:span text:style-name="T1">Delete</text:span></text:p>
          </draw:text-box>
        </draw:frame>
        <draw:frame draw:style-name="gr6" draw:text-style-name="P4" draw:layer="layout" svg:width="2.25cm" svg:height="1.039cm" svg:x="10.5cm" svg:y="11cm">
          <draw:text-box>
            <text:p><text:span text:style-name="T1">Search by Key/Value</text:span></text:p>
          </draw:text-box>
        </draw:frame>
        <draw:frame draw:style-name="gr6" draw:text-style-name="P4" draw:layer="layout" svg:width="2.25cm" svg:height="1.039cm" svg:x="11.25cm" svg:y="8cm">
          <draw:text-box>
            <text:p><text:span text:style-name="T1">Search by Condition</text:span></text:p>
          </draw:text-box>
        </draw:frame>
        <draw:frame draw:style-name="gr7" draw:text-style-name="P4" xml:id="id8" draw:id="id8" draw:layer="layout" svg:width="2cm" svg:height="0.645cm" svg:x="15cm" svg:y="17cm">
          <draw:text-box>
            <text:p><text:span text:style-name="T1">Register</text:span></text:p>
          </draw:text-box>
        </draw:frame>
        <draw:frame draw:style-name="gr8" draw:text-style-name="P4" xml:id="id7" draw:id="id7" draw:layer="layout" svg:width="2cm" svg:height="0.75cm" svg:x="15cm" svg:y="19cm">
          <draw:text-box>
            <text:p><text:span text:style-name="T1">Publish</text:span></text:p>
          </draw:text-box>
        </draw:frame>
        <draw:custom-shape draw:style-name="gr2" draw:text-style-name="P1" xml:id="id4" draw:id="id4" draw:layer="layout" svg:width="3cm" svg:height="2cm" svg:x="2cm" svg:y="14cm">
          <text:p text:style-name="P1"><text:span text:style-name="T1">Produc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25cm" svg:height="1.039cm" svg:x="4cm" svg:y="10.961cm">
          <draw:text-box>
            <text:p><text:span text:style-name="T1">Publish</text:span></text:p>
            <text:p><text:span text:style-name="T1">Messages</text:span></text:p>
          </draw:text-box>
        </draw:frame>
        <draw:frame draw:style-name="gr6" draw:text-style-name="P4" draw:layer="layout" svg:width="2.25cm" svg:height="1.039cm" svg:x="10.25cm" svg:y="5cm">
          <draw:text-box>
            <text:p><text:span text:style-name="T1">Publish </text:span></text:p>
            <text:p><text:span text:style-name="T1">Messages</text:span></text:p>
          </draw:text-box>
        </draw:frame>
        <draw:frame draw:style-name="gr6" draw:text-style-name="P4" draw:layer="layout" svg:width="2.5cm" svg:height="1.039cm" svg:x="21.25cm" svg:y="5cm">
          <draw:text-box>
            <text:p><text:span text:style-name="T1">Receive by Subscription</text:span></text:p>
          </draw:text-box>
        </draw:frame>
        <draw:connector draw:style-name="gr9" draw:text-style-name="P5" draw:layer="layout" svg:x1="15.5cm" svg:y1="4cm" svg:x2="15.5cm" svg:y2="8cm" draw:start-shape="id1" draw:start-glue-point="2" draw:end-shape="id2" draw:end-glue-point="0" svg:d="M15500 4000v4000" svg:viewBox="0 0 1 4001">
          <text:p/>
        </draw:connector>
        <draw:connector draw:style-name="gr10" draw:text-style-name="P5" draw:layer="layout" draw:type="curve" svg:x1="17cm" svg:y1="3cm" svg:x2="21.5cm" svg:y2="8cm" draw:start-shape="id1" draw:start-glue-point="1" draw:end-shape="id3" draw:end-glue-point="0" svg:d="M17000 3000c3000 0 4500 1666 4500 5000" svg:viewBox="0 0 4501 5001">
          <text:p/>
        </draw:connector>
        <draw:connector draw:style-name="gr11" draw:text-style-name="P5" draw:layer="layout" draw:type="curve" svg:x1="3.5cm" svg:y1="14cm" svg:x2="8cm" svg:y2="9cm" draw:start-shape="id4" draw:start-glue-point="0" draw:end-shape="id5" draw:end-glue-point="3" svg:d="M3500 14000c0-3334 1500-5000 4500-5000" svg:viewBox="0 0 4501 5001">
          <text:p/>
        </draw:connector>
        <draw:connector draw:style-name="gr12" draw:text-style-name="P5" draw:layer="layout" draw:type="line" svg:x1="15.5cm" svg:y1="10cm" svg:x2="15.5cm" svg:y2="14cm" draw:start-shape="id2" draw:start-glue-point="2" draw:end-shape="id6" draw:end-glue-point="0" svg:d="M15500 10000v4000" svg:viewBox="0 0 1 4001">
          <text:p/>
        </draw:connector>
        <draw:connector draw:style-name="gr13" draw:text-style-name="P5" draw:layer="layout" draw:type="curve" svg:x1="17cm" svg:y1="19.375cm" svg:x2="24.5cm" svg:y2="9cm" draw:start-shape="id7" draw:start-glue-point="1" draw:end-shape="id3" draw:end-glue-point="1" svg:d="M17000 19375c12003 0 8253-10375 7500-10375" svg:viewBox="0 0 8647 10376">
          <text:p/>
        </draw:connector>
        <draw:connector draw:style-name="gr14" draw:text-style-name="P5" draw:layer="layout" draw:type="curve" svg:x1="17cm" svg:y1="17.322cm" svg:x2="21.5cm" svg:y2="16cm" draw:start-shape="id8" draw:start-glue-point="1" draw:end-shape="id9" draw:end-glue-point="2" svg:d="M17000 17322c3000 0 4500-440 4500-1322" svg:viewBox="0 0 4501 1323">
          <text:p/>
        </draw:connector>
        <draw:connector draw:style-name="gr15" draw:text-style-name="P5" draw:layer="layout" draw:type="curve" svg:x1="14cm" svg:y1="3cm" svg:x2="9.5cm" svg:y2="8cm" draw:start-shape="id1" draw:start-glue-point="3" draw:end-shape="id5" draw:end-glue-point="0" svg:d="M14000 3000c-3000 0-4500 1666-4500 5000" svg:viewBox="0 0 4501 5001">
          <text:p/>
        </draw:connector>
        <draw:connector draw:style-name="gr16" draw:text-style-name="P5" draw:layer="layout" draw:type="curve" svg:x1="9.5cm" svg:y1="10cm" svg:x2="15cm" svg:y2="19.375cm" draw:start-shape="id5" draw:start-glue-point="2" draw:end-shape="id7" draw:end-glue-point="3" svg:d="M9500 10000c0 6250 1833 9375 5500 9375" svg:viewBox="0 0 5501 9376">
          <text:p/>
        </draw:connector>
        <draw:connector draw:style-name="gr17" draw:text-style-name="P5" draw:layer="layout" draw:type="curve" svg:x1="9.5cm" svg:y1="10cm" svg:x2="15cm" svg:y2="17.322cm" draw:start-shape="id5" draw:start-glue-point="2" draw:end-shape="id8" draw:end-glue-point="3" svg:d="M9500 10000c0 4882 1833 7322 5500 7322" svg:viewBox="0 0 5501 7323">
          <text:p/>
        </draw:connector>
        <draw:connector draw:style-name="gr18" draw:text-style-name="P5" draw:layer="layout" draw:type="line" svg:x1="11cm" svg:y1="9cm" svg:x2="14cm" svg:y2="9cm" draw:start-shape="id5" draw:start-glue-point="1" draw:end-shape="id2" draw:end-glue-point="3" svg:d="M11000 9000h3000" svg:viewBox="0 0 3001 1">
          <text:p/>
        </draw:connector>
        <draw:connector draw:style-name="gr19" draw:text-style-name="P5" draw:layer="layout" draw:type="curve" svg:x1="11cm" svg:y1="9cm" svg:x2="14cm" svg:y2="15cm" draw:start-shape="id5" draw:start-glue-point="1" draw:end-shape="id6" draw:end-glue-point="3" svg:d="M11000 9000c2251 0 752 6000 3000 6000" svg:viewBox="0 0 3001 6001">
          <text:p/>
        </draw:connector>
        <draw:connector draw:style-name="gr20" draw:text-style-name="P5" draw:layer="layout" draw:type="line" svg:x1="21.5cm" svg:y1="10cm" svg:x2="21.5cm" svg:y2="14cm" draw:start-shape="id3" draw:end-shape="id9" draw:end-glue-point="0" svg:d="M21500 10000v4000" svg:viewBox="0 0 1 4001">
          <text:p/>
        </draw:connector>
        <draw:frame draw:style-name="gr21" draw:text-style-name="P4" draw:layer="layout" svg:width="3.75cm" svg:height="1.039cm" svg:x="18cm" svg:y="10.961cm">
          <draw:text-box>
            <text:p><text:span text:style-name="T1">Search by Message,</text:span></text:p>
            <text:p><text:span text:style-name="T1">Pull by Subscription</text:span></text:p>
          </draw:text-box>
        </draw:frame>
        <draw:custom-shape draw:style-name="gr22" draw:text-style-name="P1" xml:id="id3" draw:id="id3" draw:layer="layout" svg:width="6cm" svg:height="2cm" svg:x="18.5cm" svg:y="8cm">
          <text:p text:style-name="P1"><text:span text:style-name="T1">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1" draw:id="id11" draw:layer="layout" svg:width="2cm" svg:height="1cm" svg:x="19cm" svg:y="8.7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xml:id="id10" draw:id="id10" draw:layer="layout" svg:width="2cm" svg:height="1cm" svg:x="22cm" svg:y="8.75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3" draw:text-style-name="P5" draw:layer="layout" draw:type="line" svg:x1="22cm" svg:y1="9.25cm" svg:x2="21cm" svg:y2="9.25cm" draw:start-shape="id10" draw:start-glue-point="5" draw:end-shape="id11" draw:end-glue-point="8" svg:d="M22000 9250h-1000" svg:viewBox="0 0 1001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2" draw:display-name="Arrowheads 32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81" draw:display-name="Arrowheads 81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8:05:08.093131060</meta:creation-date>
    <dc:date>2023-04-25T11:43:54.264793562</dc:date>
    <meta:editing-duration>PT5H24M50S</meta:editing-duration>
    <meta:editing-cycles>28</meta:editing-cycles>
    <meta:generator>LibreOffice/7.5.2.2$Linux_X86_64 LibreOffice_project/50$Build-2</meta:generator>
    <meta:document-statistic meta:object-count="37"/>
  </office:meta>
</office:document-meta>
</file>